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L60">
        <table:table-column table:style-name="co1" table:default-cell-style-name="ce1"/>
        <table:table-column table:style-name="co1" table:number-columns-repeated="1014" table:default-cell-style-name="Default"/>
        <table:table-row table:style-name="ro1">
          <table:table-cell table:style-name="ce4" office:value-type="string" calcext:value-type="string">
            <text:p>Preliminary Budget Distribution Shares by Work Packages and Partners</text:p>
          </table:table-cell>
          <table:table-cell table:style-name="ce3" table:number-columns-repeated="1014"/>
        </table:table-row>
        <table:table-row table:style-name="ro1">
          <table:table-cell table:style-name="ce5"/>
          <table:table-cell table:style-name="ce3" table:number-columns-repeated="1014"/>
        </table:table-row>
        <table:table-row table:style-name="ro1">
          <table:table-cell table:style-name="ce3"/>
          <table:table-cell table:style-name="ce3" office:value-type="string" calcext:value-type="string">
            <text:p>WP 1</text:p>
          </table:table-cell>
          <table:table-cell table:style-name="ce3" office:value-type="string" calcext:value-type="string">
            <text:p>WP 2</text:p>
          </table:table-cell>
          <table:table-cell table:style-name="ce3" office:value-type="string" calcext:value-type="string">
            <text:p>WP 3</text:p>
          </table:table-cell>
          <table:table-cell table:style-name="ce3" office:value-type="string" calcext:value-type="string">
            <text:p>WP 4</text:p>
          </table:table-cell>
          <table:table-cell table:style-name="ce3" office:value-type="string" calcext:value-type="string">
            <text:p>WP 5</text:p>
          </table:table-cell>
          <table:table-cell table:style-name="ce3" office:value-type="string" calcext:value-type="string">
            <text:p>WP 6</text:p>
          </table:table-cell>
          <table:table-cell table:style-name="ce3" office:value-type="string" calcext:value-type="string">
            <text:p>WP 7</text:p>
          </table:table-cell>
          <table:table-cell table:style-name="ce3" office:value-type="string" calcext:value-type="string">
            <text:p>WP 8</text:p>
          </table:table-cell>
          <table:table-cell table:style-name="ce3" office:value-type="string" calcext:value-type="string">
            <text:p>WP 9</text:p>
          </table:table-cell>
          <table:table-cell table:style-name="ce3" office:value-type="string" calcext:value-type="string">
            <text:p>WP 10</text:p>
          </table:table-cell>
          <table:table-cell table:style-name="ce3" office:value-type="string" calcext:value-type="string">
            <text:p>Sum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ULEI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.7" calcext:value-type="float">
            <text:p>5,7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SUM([.B4:.K4])" office:value-type="float" office:value="200.7" calcext:value-type="float">
            <text:p>200,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6.8" calcext:value-type="float">
            <text:p>6,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SUM([.B5:.K5])" office:value-type="float" office:value="167.9" calcext:value-type="float">
            <text:p>167,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6.8" calcext:value-type="float">
            <text:p>6,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M([.B6:.K6])" office:value-type="float" office:value="130.9" calcext:value-type="float">
            <text:p>130,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15.3" calcext:value-type="float">
            <text:p>15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SUM([.B7:.K7])" office:value-type="float" office:value="49" calcext:value-type="float">
            <text:p>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6.8" calcext:value-type="float">
            <text:p>6,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SUM([.B8:.K8])" office:value-type="float" office:value="137.9" calcext:value-type="float">
            <text:p>137,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chaeffler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5.9" calcext:value-type="float">
            <text:p>5,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9:.K9])" office:value-type="float" office:value="19.7" calcext:value-type="float">
            <text:p>19,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xi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.2" calcext:value-type="float">
            <text:p>8,2</text:p>
          </table:table-cell>
          <table:table-cell office:value-type="float" office:value="6.5" calcext:value-type="float">
            <text:p>6,5</text:p>
          </table:table-cell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0:.K10])" office:value-type="float" office:value="23.3" calcext:value-type="float">
            <text:p>23,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plas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.2" calcext:value-type="float">
            <text:p>8,2</text:p>
          </table:table-cell>
          <table:table-cell office:value-type="float" office:value="6.5" calcext:value-type="float">
            <text:p>6,5</text:p>
          </table:table-cell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1:.K11])" office:value-type="float" office:value="23.3" calcext:value-type="float">
            <text:p>23,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Jantschgi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7" calcext:value-type="float">
            <text:p>5,7</text:p>
          </table:table-cell>
          <table:table-cell office:value-type="float" office:value="61" calcext:value-type="float">
            <text:p>61</text:p>
          </table:table-cell>
          <table:table-cell office:value-type="float" office:value="23.8" calcext:value-type="float">
            <text:p>23,8</text:p>
          </table:table-cell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2:.K12])" office:value-type="float" office:value="117.1" calcext:value-type="float">
            <text:p>117,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I Mins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9.8" calcext:value-type="float">
            <text:p>9,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B13:.K13])" office:value-type="float" office:value="60.3" calcext:value-type="float">
            <text:p>60,3</text:p>
          </table:table-cell>
          <table:table-cell table:number-columns-repeated="1003"/>
        </table:table-row>
        <table:table-row table:style-name="ro1">
          <table:table-cell table:style-name="Default"/>
          <table:table-cell table:formula="of:=SUM([.B4:.B13])" office:value-type="float" office:value="69.7" calcext:value-type="float">
            <text:p>69,7</text:p>
          </table:table-cell>
          <table:table-cell table:formula="of:=SUM([.C4:.C13])" office:value-type="float" office:value="84" calcext:value-type="float">
            <text:p>84</text:p>
          </table:table-cell>
          <table:table-cell table:formula="of:=SUM([.D4:.D13])" office:value-type="float" office:value="100" calcext:value-type="float">
            <text:p>100</text:p>
          </table:table-cell>
          <table:table-cell table:formula="of:=SUM([.E4:.E13])" office:value-type="float" office:value="40.4" calcext:value-type="float">
            <text:p>40,4</text:p>
          </table:table-cell>
          <table:table-cell table:formula="of:=SUM([.F4:.F13])" office:value-type="float" office:value="119.3" calcext:value-type="float">
            <text:p>119,3</text:p>
          </table:table-cell>
          <table:table-cell table:formula="of:=SUM([.G4:.G13])" office:value-type="float" office:value="177.8" calcext:value-type="float">
            <text:p>177,8</text:p>
          </table:table-cell>
          <table:table-cell table:formula="of:=SUM([.H4:.H13])" office:value-type="float" office:value="164.9" calcext:value-type="float">
            <text:p>164,9</text:p>
          </table:table-cell>
          <table:table-cell table:formula="of:=SUM([.I4:.I13])" office:value-type="float" office:value="37" calcext:value-type="float">
            <text:p>37</text:p>
          </table:table-cell>
          <table:table-cell table:formula="of:=SUM([.J4:.J13])" office:value-type="float" office:value="43" calcext:value-type="float">
            <text:p>43</text:p>
          </table:table-cell>
          <table:table-cell table:formula="of:=SUM([.K4:.K13])" office:value-type="float" office:value="94" calcext:value-type="float">
            <text:p>94</text:p>
          </table:table-cell>
          <table:table-cell table:formula="of:=SUM([.B14:.K14])" office:value-type="float" office:value="930.1" calcext:value-type="float">
            <text:p>930,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ercent</text:p>
          </table:table-cell>
          <table:table-cell table:style-name="ce2" table:formula="of:=[.B14]/9.31" office:value-type="float" office:value="7.48657357679914" calcext:value-type="float">
            <text:p>7,49</text:p>
          </table:table-cell>
          <table:table-cell table:style-name="ce2" table:formula="of:=[.C14]/9.31" office:value-type="float" office:value="9.02255639097744" calcext:value-type="float">
            <text:p>9,02</text:p>
          </table:table-cell>
          <table:table-cell table:style-name="ce2" table:formula="of:=[.D14]/9.31" office:value-type="float" office:value="10.7411385606874" calcext:value-type="float">
            <text:p>10,74</text:p>
          </table:table-cell>
          <table:table-cell table:style-name="ce2" table:formula="of:=[.E14]/9.31" office:value-type="float" office:value="4.33941997851772" calcext:value-type="float">
            <text:p>4,34</text:p>
          </table:table-cell>
          <table:table-cell table:style-name="ce2" table:formula="of:=[.F14]/9.31" office:value-type="float" office:value="12.8141783029001" calcext:value-type="float">
            <text:p>12,81</text:p>
          </table:table-cell>
          <table:table-cell table:style-name="ce2" table:formula="of:=[.G14]/9.31" office:value-type="float" office:value="19.0977443609023" calcext:value-type="float">
            <text:p>19,10</text:p>
          </table:table-cell>
          <table:table-cell table:style-name="ce2" table:formula="of:=[.H14]/9.31" office:value-type="float" office:value="17.7121374865736" calcext:value-type="float">
            <text:p>17,71</text:p>
          </table:table-cell>
          <table:table-cell table:style-name="ce2" table:formula="of:=[.I14]/9.31" office:value-type="float" office:value="3.97422126745435" calcext:value-type="float">
            <text:p>3,97</text:p>
          </table:table-cell>
          <table:table-cell table:style-name="ce2" table:formula="of:=[.J14]/9.31" office:value-type="float" office:value="4.6186895810956" calcext:value-type="float">
            <text:p>4,62</text:p>
          </table:table-cell>
          <table:table-cell table:style-name="ce2" table:formula="of:=[.K14]/9.31" office:value-type="float" office:value="10.0966702470462" calcext:value-type="float">
            <text:p>10,10</text:p>
          </table:table-cell>
          <table:table-cell table:style-name="ce2" table:formula="of:=[.L14]/9.31" office:value-type="float" office:value="99.9033297529538" calcext:value-type="float">
            <text:p>99,90</text:p>
          </table:table-cell>
          <table:table-cell table:number-columns-repeated="1003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 calcext:value-type="string">
            <text:p>Preliminary distribution, shares are in 1000 Euro.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table:style-name="ce8" office:value-type="string" calcext:value-type="string">
            <text:p>Preliminary Budget Distribution in Person-Days by Partners and Staff Categories</text:p>
          </table:table-cell>
          <table:table-cell table:number-columns-repeated="1014"/>
        </table:table-row>
        <table:table-row table:style-name="ro1">
          <table:table-cell table:style-name="ce8"/>
          <table:table-cell table:number-columns-repeated="1014"/>
        </table:table-row>
        <table:table-row table:style-name="ro1">
          <table:table-cell table:style-name="Default"/>
          <table:table-cell table:style-name="ce3" office:value-type="string" calcext:value-type="string">
            <text:p>B2.1</text:p>
          </table:table-cell>
          <table:table-cell table:style-name="ce3" office:value-type="string" calcext:value-type="string">
            <text:p>B2.2</text:p>
          </table:table-cell>
          <table:table-cell table:style-name="ce3" office:value-type="string" calcext:value-type="string">
            <text:p>B2.3</text:p>
          </table:table-cell>
          <table:table-cell table:style-name="ce3" office:value-type="string" calcext:value-type="string">
            <text:p>B2.4</text:p>
          </table:table-cell>
          <table:table-cell table:style-name="ce3" office:value-type="string" calcext:value-type="string">
            <text:p>S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LEI</text:p>
          </table:table-cell>
          <table:table-cell office:value-type="float" office:value="90" calcext:value-type="float">
            <text:p>90</text:p>
          </table:table-cell>
          <table:table-cell office:value-type="float" office:value="430" calcext:value-type="float">
            <text:p>430</text:p>
          </table:table-cell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table:formula="of:=SUMPRODUCT([.B22:.E22];[.H23:.K23])" office:value-type="float" office:value="199540" calcext:value-type="float">
            <text:p>199540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289" calcext:value-type="float">
            <text:p>289</text:p>
          </table:table-cell>
          <table:table-cell office:value-type="float" office:value="228" calcext:value-type="float">
            <text:p>228</text:p>
          </table:table-cell>
          <table:table-cell office:value-type="float" office:value="189" calcext:value-type="float">
            <text:p>1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30" calcext:value-type="float">
            <text:p>30</text:p>
          </table:table-cell>
          <table:table-cell office:value-type="float" office:value="440" calcext:value-type="float">
            <text:p>44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formula="of:=SUMPRODUCT([.B23:.E23];[.H23:.K23])" office:value-type="float" office:value="167130" calcext:value-type="float">
            <text:p>167130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257" calcext:value-type="float">
            <text:p>257</text:p>
          </table:table-cell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4:.E24];[.H23:.K23])" office:value-type="float" office:value="130295" calcext:value-type="float">
            <text:p>13029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PRODUCT([.B25:.E25];[.H24:.K24])" office:value-type="float" office:value="54430" calcext:value-type="float">
            <text:p>544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30" calcext:value-type="float">
            <text:p>30</text:p>
          </table:table-cell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PRODUCT([.B26:.E26];[.H23:.K23])" office:value-type="float" office:value="138130" calcext:value-type="float">
            <text:p>1381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haeffler</text:p>
          </table:table-cell>
          <table:table-cell office:value-type="string" calcext:value-type="string">
            <text:p><text:s/>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PRODUCT([.B27:.E27];[.H24:.K24])" office:value-type="float" office:value="23760" calcext:value-type="float">
            <text:p>237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xia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8:.E28];[.H24:.K24])" office:value-type="float" office:value="23190" calcext:value-type="float">
            <text:p>231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plast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9:.E29];[.H24:.K24])" office:value-type="float" office:value="23190" calcext:value-type="float">
            <text:p>231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antschg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30:.E30];[.H22:.K22])" office:value-type="float" office:value="110520" calcext:value-type="float">
            <text:p>1105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 Minsk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SUMPRODUCT([.B31:.E31];[.H24:.K24])" office:value-type="float" office:value="58390" calcext:value-type="float">
            <text:p>58390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4"/>
          <table:table-cell table:formula="of:=SUM([.F22:.F31])" office:value-type="float" office:value="928575" calcext:value-type="float">
            <text:p>928575</text:p>
          </table:table-cell>
          <table:table-cell table:number-columns-repeated="1009"/>
        </table:table-row>
        <table:table-row table:style-name="ro1">
          <table:table-cell table:style-name="ce12" office:value-type="string" calcext:value-type="string">
            <text:p>Budget Distribution Template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ULEI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/></text:p>
          </table:table-cell>
          <table:table-cell table:formula="of:=SUMPRODUCT([.B35:.E35];[.H23:.K23])" office:value-type="float" office:value="11070" calcext:value-type="float">
            <text:p>110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36:.E36];[.H23:.K23])" office:value-type="float" office:value="11070" calcext:value-type="float">
            <text:p>110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37:.E37];[.H23:.K23])" office:value-type="float" office:value="11070" calcext:value-type="float">
            <text:p>110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SUMPRODUCT([.B38:.E38];[.H24:.K24])" office:value-type="float" office:value="7400" calcext:value-type="float">
            <text:p>74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39:.E39];[.H23:.K23])" office:value-type="float" office:value="11070" calcext:value-type="float">
            <text:p>110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haeffl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SUMPRODUCT([.B40:.E40];[.H23:.K23])" office:value-type="float" office:value="4250" calcext:value-type="float">
            <text:p>42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xia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41:.E41];[.H24:.K24])" office:value-type="float" office:value="3700" calcext:value-type="float">
            <text:p>37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plas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42:.E42];[.H24:.K24])" office:value-type="float" office:value="3700" calcext:value-type="float">
            <text:p>37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antschgi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43:.E43];[.H22:.K22])" office:value-type="float" office:value="12200" calcext:value-type="float">
            <text:p>122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 Minsk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44:.E44];[.H24:.K24])" office:value-type="float" office:value="3700" calcext:value-type="float">
            <text:p>3700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4"/>
          <table:table-cell table:formula="of:=SUM([.F35:.F44])" office:value-type="float" office:value="79230" calcext:value-type="float">
            <text:p>79230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table:style-name="ce12" office:value-type="string" calcext:value-type="string">
            <text:p>Final Budget Distribution summing up Person-Days by Stories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ULEI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310" calcext:value-type="float">
            <text:p>310</text:p>
          </table:table-cell>
          <table:table-cell office:value-type="float" office:value="267" calcext:value-type="float">
            <text:p>267</text:p>
          </table:table-cell>
          <table:table-cell table:formula="of:=SUMPRODUCT([.B49:.E49];[.H23:.K23])" office:value-type="float" office:value="201762" calcext:value-type="float">
            <text:p>2017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101" calcext:value-type="float">
            <text:p>101</text:p>
          </table:table-cell>
          <table:table-cell office:value-type="float" office:value="266" calcext:value-type="float">
            <text:p>266</text:p>
          </table:table-cell>
          <table:table-cell office:value-type="float" office:value="250" calcext:value-type="float">
            <text:p>250</text:p>
          </table:table-cell>
          <table:table-cell office:value-type="float" office:value="96" calcext:value-type="float">
            <text:p>96</text:p>
          </table:table-cell>
          <table:table-cell table:formula="of:=SUMPRODUCT([.B50:.E50];[.H23:.K23])" office:value-type="float" office:value="165870" calcext:value-type="float">
            <text:p>1658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95" calcext:value-type="float">
            <text:p>95</text:p>
          </table:table-cell>
          <table:table-cell office:value-type="float" office:value="298" calcext:value-type="float">
            <text:p>298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table:formula="of:=SUMPRODUCT([.B51:.E51];[.H23:.K23])" office:value-type="float" office:value="129342" calcext:value-type="float">
            <text:p>1293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108" calcext:value-type="float">
            <text:p>108</text:p>
          </table:table-cell>
          <table:table-cell office:value-type="float" office:value="264" calcext:value-type="float">
            <text:p>264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formula="of:=SUMPRODUCT([.B52:.E52];[.H24:.K24])" office:value-type="float" office:value="49660" calcext:value-type="float">
            <text:p>4966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91" calcext:value-type="float">
            <text:p>91</text:p>
          </table:table-cell>
          <table:table-cell office:value-type="float" office:value="226" calcext:value-type="float">
            <text:p>226</text:p>
          </table:table-cell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table:formula="of:=SUMPRODUCT([.B53:.E53];[.H23:.K23])" office:value-type="float" office:value="135925" calcext:value-type="float">
            <text:p>1359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haeffler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PRODUCT([.B54:.E54];[.H23:.K23])" office:value-type="float" office:value="19564" calcext:value-type="float">
            <text:p>195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xia</text:p>
          </table:table-cell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SUMPRODUCT([.B55:.E55];[.H24:.K24])" office:value-type="float" office:value="23750" calcext:value-type="float">
            <text:p>237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plast</text:p>
          </table:table-cell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SUMPRODUCT([.B56:.E56];[.H24:.K24])" office:value-type="float" office:value="23750" calcext:value-type="float">
            <text:p>237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Jantschgi</text:p>
          </table:table-cell>
          <table:table-cell office:value-type="float" office:value="85" calcext:value-type="float">
            <text:p>85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SUMPRODUCT([.B57:.E57];[.H22:.K22])" office:value-type="float" office:value="118754" calcext:value-type="float">
            <text:p>1187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I Minsk</text:p>
          </table:table-cell>
          <table:table-cell office:value-type="float" office:value="121" calcext:value-type="float">
            <text:p>121</text:p>
          </table:table-cell>
          <table:table-cell office:value-type="float" office:value="396" calcext:value-type="float">
            <text:p>396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table:formula="of:=SUMPRODUCT([.B58:.E58];[.H24:.K24])" office:value-type="float" office:value="60580" calcext:value-type="float">
            <text:p>60580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4"/>
          <table:table-cell table:formula="of:=SUM([.F49:.F58])" office:value-type="float" office:value="928957" calcext:value-type="float">
            <text:p>928957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.00.0000</text:date>, <text:time style:data-style-name="N2" text:time-value="16:55:41.2582527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9:49:27.692445422</meta:creation-date>
    <dc:date>2020-02-16T17:02:36.257127143</dc:date>
    <meta:editing-duration>PT6H15M53S</meta:editing-duration>
    <meta:editing-cycles>39</meta:editing-cycles>
    <meta:generator>LibreOffice/6.0.7.3$Linux_X86_64 LibreOffice_project/00m0$Build-3</meta:generator>
    <meta:document-statistic meta:table-count="1" meta:cell-count="301" meta:object-count="0"/>
  </office:meta>
</office:document-meta>
</file>